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4.008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00b8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3.852cm"/>
    </style:style>
    <style:style style:name="gr1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.5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5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5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31cm"/>
    </style:style>
    <style:style style:name="gr22" style:family="graphic" style:parent-style-name="standard">
      <style:graphic-properties draw:fill="solid" draw:fill-color="#ff6633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solid" svg:stroke-color="#ff0000" draw:fill="none" draw:fill-color="#ffffff" draw:textarea-horizontal-align="left" draw:auto-grow-height="true" draw:auto-grow-width="true" fo:min-height="0cm" fo:min-width="0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eb613d" fo:font-weight="bold" style:font-weight-asian="bold" style:font-weight-complex="bold"/>
    </style:style>
    <style:style style:name="P5" style:family="paragraph">
      <style:paragraph-properties fo:text-align="center"/>
      <style:text-properties fo:color="#ff0000"/>
    </style:style>
    <style:style style:name="P6" style:family="paragraph">
      <style:text-properties fo:color="#ff0000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4" style:family="text">
      <style:text-properties style:text-position="sub 58%"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6cm" svg:height="5.918cm" svg:x="6.9cm" svg:y="6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8.58cm" svg:height="1.4cm" svg:x="7.52cm" svg:y="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8.58cm" svg:height="2.394cm" svg:x="7.212cm" svg:y="15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39cm" svg:height="1.038cm" svg:x="9.51cm" svg:y="11.2cm">
          <draw:text-box>
            <text:p><text:span text:style-name="T1">Condenser</text:span></text:p>
          </draw:text-box>
        </draw:frame>
        <draw:line draw:style-name="gr5" draw:text-style-name="P1" draw:layer="layout" svg:x1="18.985cm" svg:y1="12.716cm" svg:x2="23.835cm" svg:y2="12.716cm">
          <text:p/>
        </draw:line>
        <draw:line draw:style-name="gr5" draw:text-style-name="P1" draw:layer="layout" svg:x1="18.936cm" svg:y1="14.662cm" svg:x2="23.786cm" svg:y2="14.662cm">
          <text:p/>
        </draw:line>
        <draw:line draw:style-name="gr5" draw:text-style-name="P1" draw:layer="layout" svg:x1="18.985cm" svg:y1="12.716cm" svg:x2="18.985cm" svg:y2="14.661cm">
          <text:p/>
        </draw:line>
        <draw:custom-shape draw:style-name="gr6" draw:text-style-name="P1" draw:layer="layout" svg:width="2.273cm" svg:height="0.399cm" svg:x="21.701cm" svg:y="13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388cm" svg:height="1.946cm" svg:x="21.313cm" svg:y="12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4" draw:id="id4" draw:layer="layout" svg:width="2.328cm" svg:height="1.946cm" svg:x="18.985cm" svg:y="12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594cm" svg:height="0.599cm" svg:x="23.974cm" svg:y="13.4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1.828cm" svg:height="1.271cm" svg:x="25.172cm" svg:y="12.429cm">
          <draw:text-box>
            <text:p><text:span text:style-name="T2">W</text:span><text:span text:style-name="T3">c1</text:span></text:p>
          </draw:text-box>
        </draw:frame>
        <draw:frame draw:style-name="gr10" draw:text-style-name="P2" draw:layer="layout" svg:width="4.363cm" svg:height="1.038cm" svg:x="20.837cm" svg:y="11.32cm">
          <draw:text-box>
            <text:p><text:span text:style-name="T1">Compressor</text:span></text:p>
          </draw:text-box>
        </draw:frame>
        <draw:custom-shape draw:style-name="gr11" draw:text-style-name="P1" xml:id="id2" draw:id="id2" draw:layer="layout" svg:width="1.596cm" svg:height="1.597cm" svg:x="2.453cm" svg:y="12.8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95cm" svg:height="1.596cm" draw:transform="skewX (-0.000698131700797843) rotate (-0.83723444218168) translate (3.31cm 12.55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7.52cm" svg:y1="11.7cm" svg:x2="3.251cm" svg:y2="12.885cm" draw:start-shape="id1" draw:start-glue-point="3" draw:end-shape="id2" draw:end-glue-point="4" svg:d="m7520 11700h-4269v1185" svg:viewBox="0 0 4270 1186">
          <text:p/>
        </draw:connector>
        <draw:connector draw:style-name="gr13" draw:text-style-name="P1" draw:layer="layout" svg:x1="3.251cm" svg:y1="14.482cm" svg:x2="7.212cm" svg:y2="16.207cm" draw:start-shape="id2" draw:start-glue-point="8" draw:end-shape="id3" svg:d="m3251 14482v1725h3961" svg:viewBox="0 0 3962 1726">
          <text:p/>
        </draw:connector>
        <draw:connector draw:style-name="gr13" draw:text-style-name="P1" draw:layer="layout" svg:x1="15.792cm" svg:y1="16.207cm" svg:x2="20.149cm" svg:y2="14.662cm" draw:start-shape="id3" draw:start-glue-point="1" draw:end-shape="id4" draw:end-glue-point="2" svg:d="m15792 16207h4357v-1545" svg:viewBox="0 0 4358 1546">
          <text:p/>
        </draw:connector>
        <draw:connector draw:style-name="gr13" draw:text-style-name="P1" draw:layer="layout" svg:x1="20.149cm" svg:y1="12.716cm" svg:x2="16.1cm" svg:y2="11.7cm" draw:start-shape="id4" draw:start-glue-point="0" draw:end-shape="id1" draw:end-glue-point="1" svg:d="m20149 12716v-1016h-4049" svg:viewBox="0 0 4050 1017">
          <text:p/>
        </draw:connector>
        <draw:frame draw:style-name="gr14" draw:text-style-name="P2" draw:layer="layout" svg:width="0.894cm" svg:height="1.038cm" svg:x="5.3cm" svg:y="10.8cm">
          <draw:text-box>
            <text:p><text:span text:style-name="T1">3</text:span></text:p>
          </draw:text-box>
        </draw:frame>
        <draw:frame draw:style-name="gr15" draw:text-style-name="P2" draw:layer="layout" svg:width="0.894cm" svg:height="1.038cm" svg:x="5.206cm" svg:y="15.2cm">
          <draw:text-box>
            <text:p><text:span text:style-name="T1">4</text:span></text:p>
          </draw:text-box>
        </draw:frame>
        <draw:frame draw:style-name="gr16" draw:text-style-name="P2" draw:layer="layout" svg:width="0.894cm" svg:height="1.038cm" svg:x="17.489cm" svg:y="15.348cm">
          <draw:text-box>
            <text:p><text:span text:style-name="T1">1</text:span></text:p>
          </draw:text-box>
        </draw:frame>
        <draw:frame draw:style-name="gr17" draw:text-style-name="P2" draw:layer="layout" svg:width="0.864cm" svg:height="1.038cm" svg:x="17.336cm" svg:y="10.722cm">
          <draw:text-box>
            <text:p><text:span text:style-name="T1">2</text:span></text:p>
          </draw:text-box>
        </draw:frame>
        <draw:custom-shape draw:style-name="gr8" draw:text-style-name="P1" draw:layer="layout" svg:width="0.599cm" svg:height="1.796cm" svg:x="11.103cm" svg:y="17.40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2" draw:layer="layout" svg:width="1.679cm" svg:height="1.271cm" svg:x="11.621cm" svg:y="18.003cm">
          <draw:text-box>
            <text:p><text:span text:style-name="T1">Q</text:span><text:span text:style-name="T4">L</text:span></text:p>
          </draw:text-box>
        </draw:frame>
        <draw:frame draw:style-name="gr19" draw:text-style-name="P2" draw:layer="layout" svg:width="3.965cm" svg:height="1.038cm" svg:x="9.735cm" svg:y="15.762cm">
          <draw:text-box>
            <text:p text:style-name="P2">Evaporator</text:p>
          </draw:text-box>
        </draw:frame>
        <draw:custom-shape draw:style-name="gr2" draw:text-style-name="P1" xml:id="id5" draw:id="id5" draw:layer="layout" svg:width="8.58cm" svg:height="2.394cm" svg:x="7.24cm" svg:y="2.2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8.58cm" svg:height="1.39cm" svg:x="7.34cm" svg:y="7.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39cm" svg:height="1.038cm" svg:x="9.538cm" svg:y="2.921cm">
          <draw:text-box>
            <text:p><text:span text:style-name="T1">Condenser</text:span></text:p>
          </draw:text-box>
        </draw:frame>
        <draw:line draw:style-name="gr5" draw:text-style-name="P1" draw:layer="layout" svg:x1="18.913cm" svg:y1="4.616cm" svg:x2="23.763cm" svg:y2="4.616cm">
          <text:p/>
        </draw:line>
        <draw:line draw:style-name="gr5" draw:text-style-name="P1" draw:layer="layout" svg:x1="18.864cm" svg:y1="6.562cm" svg:x2="23.714cm" svg:y2="6.562cm">
          <text:p/>
        </draw:line>
        <draw:line draw:style-name="gr5" draw:text-style-name="P1" draw:layer="layout" svg:x1="18.913cm" svg:y1="4.616cm" svg:x2="18.913cm" svg:y2="6.561cm">
          <text:p/>
        </draw:line>
        <draw:custom-shape draw:style-name="gr6" draw:text-style-name="P1" draw:layer="layout" svg:width="2.273cm" svg:height="0.399cm" svg:x="20.629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388cm" svg:height="1.946cm" svg:x="20.241cm" svg:y="4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8" draw:id="id8" draw:layer="layout" svg:width="1.287cm" svg:height="1.946cm" svg:x="18.913cm" svg:y="4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594cm" svg:height="0.599cm" svg:x="22.902cm" svg:y="5.3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1.828cm" svg:height="1.271cm" svg:x="24.068cm" svg:y="4.358cm">
          <draw:text-box>
            <text:p><text:span text:style-name="T2">W</text:span><text:span text:style-name="T3">c2</text:span></text:p>
          </draw:text-box>
        </draw:frame>
        <draw:custom-shape draw:style-name="gr11" draw:text-style-name="P1" xml:id="id6" draw:id="id6" draw:layer="layout" svg:width="1.596cm" svg:height="1.597cm" svg:x="2.481cm" svg:y="4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95cm" svg:height="1.596cm" draw:transform="skewX (-0.000698131700797843) rotate (-0.83723444218168) translate (3.338cm 4.45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7.24cm" svg:y1="3.42cm" svg:x2="3.279cm" svg:y2="4.785cm" draw:start-shape="id5" draw:start-glue-point="3" draw:end-shape="id6" draw:end-glue-point="4" svg:d="m7240 3420h-3961v1365" svg:viewBox="0 0 3962 1366">
          <text:p/>
        </draw:connector>
        <draw:connector draw:style-name="gr13" draw:text-style-name="P1" draw:layer="layout" svg:x1="3.279cm" svg:y1="6.382cm" svg:x2="7.34cm" svg:y2="7.905cm" draw:start-shape="id6" draw:start-glue-point="8" draw:end-shape="id7" svg:d="m3279 6382v1523h4061" svg:viewBox="0 0 4062 1524">
          <text:p/>
        </draw:connector>
        <draw:connector draw:style-name="gr13" draw:text-style-name="P1" draw:layer="layout" svg:x1="15.92cm" svg:y1="7.905cm" svg:x2="19.556cm" svg:y2="6.562cm" draw:start-shape="id7" draw:start-glue-point="1" draw:end-shape="id8" draw:end-glue-point="2" svg:d="m15920 7905h3636v-1343" svg:viewBox="0 0 3637 1344">
          <text:p/>
        </draw:connector>
        <draw:connector draw:style-name="gr13" draw:text-style-name="P1" draw:layer="layout" svg:x1="19.556cm" svg:y1="4.616cm" svg:x2="15.82cm" svg:y2="3.42cm" draw:start-shape="id8" draw:start-glue-point="0" draw:end-shape="id5" draw:end-glue-point="1" svg:d="m19556 4616v-1196h-3736" svg:viewBox="0 0 3737 1197">
          <text:p/>
        </draw:connector>
        <draw:frame draw:style-name="gr20" draw:text-style-name="P2" draw:layer="layout" svg:width="0.894cm" svg:height="1.038cm" svg:x="5.206cm" svg:y="2.382cm">
          <draw:text-box>
            <text:p><text:span text:style-name="T1">7</text:span></text:p>
          </draw:text-box>
        </draw:frame>
        <draw:frame draw:style-name="gr15" draw:text-style-name="P2" draw:layer="layout" svg:width="0.894cm" svg:height="1.038cm" svg:x="5.326cm" svg:y="6.954cm">
          <draw:text-box>
            <text:p><text:span text:style-name="T1">8</text:span></text:p>
          </draw:text-box>
        </draw:frame>
        <draw:frame draw:style-name="gr16" draw:text-style-name="P2" draw:layer="layout" svg:width="0.894cm" svg:height="1.038cm" svg:x="17.117cm" svg:y="6.948cm">
          <draw:text-box>
            <text:p><text:span text:style-name="T1">5</text:span></text:p>
          </draw:text-box>
        </draw:frame>
        <draw:frame draw:style-name="gr17" draw:text-style-name="P2" draw:layer="layout" svg:width="0.894cm" svg:height="1.038cm" svg:x="17.064cm" svg:y="2.422cm">
          <draw:text-box>
            <text:p><text:span text:style-name="T1">6</text:span></text:p>
          </draw:text-box>
        </draw:frame>
        <draw:custom-shape draw:style-name="gr8" draw:text-style-name="P1" draw:layer="layout" svg:width="0.598cm" svg:height="1.796cm" svg:x="10.932cm" svg:y="0.42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2" draw:layer="layout" svg:width="1.65cm" svg:height="1.271cm" svg:x="11.478cm" svg:y="0.454cm">
          <draw:text-box>
            <text:p><text:span text:style-name="T1">Q</text:span><text:span text:style-name="T4">H</text:span></text:p>
          </draw:text-box>
        </draw:frame>
        <draw:frame draw:style-name="gr19" draw:text-style-name="P2" draw:layer="layout" svg:width="3.965cm" svg:height="1.038cm" svg:x="9.763cm" svg:y="7.462cm">
          <draw:text-box>
            <text:p text:style-name="P2">Evaporator</text:p>
          </draw:text-box>
        </draw:frame>
        <draw:custom-shape draw:style-name="gr22" draw:text-style-name="P1" draw:layer="layout" svg:width="2.401cm" svg:height="1.2cm" draw:transform="skewX (0.011693705988362) rotate (1.58685335591324) translate (10.956cm 11.00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3" draw:text-style-name="P4" draw:layer="layout" svg:width="1.874cm" svg:height="0.962cm" svg:x="12.226cm" svg:y="9.4cm">
          <draw:text-box>
            <text:p text:style-name="P4"><text:span text:style-name="T5">Heat</text:span></text:p>
          </draw:text-box>
        </draw:frame>
        <draw:frame draw:style-name="gr24" draw:text-style-name="P5" draw:layer="layout" svg:width="5.044cm" svg:height="0.962cm" svg:x="16.5cm" svg:y="9.038cm">
          <draw:text-box>
            <text:p text:style-name="P5"><text:span text:style-name="T6">Heat Exchanger</text:span></text:p>
          </draw:text-box>
        </draw:frame>
        <draw:frame draw:style-name="gr25" draw:text-style-name="P6" draw:layer="layout" svg:width="9.908cm" svg:height="0.962cm" svg:x="6.925cm" svg:y="13.4cm">
          <draw:text-box>
            <text:p text:style-name="P6"><text:span text:style-name="T5">I: Low-Temperature Refrigerant</text:span></text:p>
          </draw:text-box>
        </draw:frame>
        <draw:frame draw:style-name="gr25" draw:text-style-name="P6" draw:layer="layout" svg:width="10.226cm" svg:height="0.962cm" svg:x="6.5cm" svg:y="5.3cm">
          <draw:text-box>
            <text:p text:style-name="P6"><text:span text:style-name="T5">II: High-Temperature Refrigerant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08T19:46:46</meta:creation-date>
    <dc:date>2013-04-12T17:35:23</dc:date>
    <dc:creator>Jefferson Gomes</dc:creator>
    <meta:editing-duration>P1DT1M5S</meta:editing-duration>
    <meta:editing-cycles>8</meta:editing-cycles>
    <meta:generator>LibreOffice/3.5$Linux_X86_64 LibreOffice_project/350m1$Build-2</meta:generator>
    <meta:document-statistic meta:object-count="78"/>
  </office:meta>
</office:document-meta>
</file>